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</office:font-face-decls>
  <office:automatic-styles>
    <style:style style:name="P1" style:family="paragraph" style:parent-style-name="Header">
      <style:paragraph-properties fo:text-align="start" style:justify-single-word="false" fo:padding="0.049cm" fo:border="0.51pt solid #000000" style:shadow="none" style:join-border="true"/>
      <style:text-properties fo:font-size="11pt" fo:font-weight="normal" style:font-size-asian="11pt" style:font-weight-asian="normal" style:font-size-complex="11pt" style:font-weight-complex="normal"/>
    </style:style>
    <style:style style:name="P2" style:family="paragraph" style:parent-style-name="Footer">
      <style:paragraph-properties fo:text-align="justify" style:justify-single-word="false" fo:padding="0.049cm" fo:border="0.51pt solid #000000" style:shadow="none" style:join-border="true"/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 style:parent-style-name="Footer">
      <style:paragraph-properties fo:text-align="justify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1" fo:font-size="14pt" fo:language="es" fo:country="ES" fo:font-style="normal" fo:font-weight="bold" style:font-size-asian="14pt" style:font-style-asian="normal" style:font-weight-asian="bold" style:font-size-complex="11pt" style:font-style-complex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1" fo:font-size="11pt" fo:language="es" fo:country="ES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Arial1" fo:font-size="14pt" fo:language="es" fo:country="ES" fo:font-style="normal" fo:font-weight="bold" style:font-size-asian="14pt" style:font-style-asian="normal" style:font-weight-asian="bold" style:font-size-complex="11pt" style:font-style-complex="normal" style:font-weight-complex="normal"/>
    </style:style>
    <style:style style:name="P7" style:family="paragraph" style:parent-style-name="Standard" style:list-style-name="L1">
      <style:paragraph-properties fo:line-height="150%" fo:text-align="start" style:justify-single-word="false"/>
      <style:text-properties style:font-name="Arial1" fo:font-size="11pt" fo:language="es" fo:country="ES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 style:list-style-name="L1">
      <style:paragraph-properties fo:line-height="150%" fo:text-align="start" style:justify-single-word="false"/>
      <style:text-properties style:font-name="Arial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 style:list-style-name="L1">
      <style:paragraph-properties fo:line-height="150%" fo:text-align="start" style:justify-single-word="false"/>
      <style:text-properties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 style:list-style-name="L2">
      <style:paragraph-properties fo:margin-left="1.249cm" fo:margin-right="0cm" fo:line-height="150%" fo:text-align="start" style:justify-single-word="false" fo:text-indent="0cm" style:auto-text-indent="false"/>
    </style:style>
    <style:style style:name="P11" style:family="paragraph" style:parent-style-name="Standard" style:list-style-name="L2">
      <style:paragraph-properties fo:margin-left="1.249cm" fo:margin-right="0cm" fo:line-height="150%" fo:text-align="start" style:justify-single-word="false" fo:text-indent="0cm" style:auto-text-indent="false"/>
      <style:text-properties style:font-name="Arial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underline-style="none"/>
    </style:style>
    <style:style style:name="T3" style:family="text">
      <style:text-properties fo:color="#000000" style:text-underline-style="none" fo:font-weight="bold" style:font-weight-asian="bold" style:font-weight-complex="bold"/>
    </style:style>
    <style:style style:name="T4" style:family="text"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000000" style:font-name="Arial1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fo:color="#000000" style:font-name="Arial1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4">Práctica Instalación y Configuración de Apache2</text:p>
      <text:p text:style-name="P5"/>
      <text:p text:style-name="P5">Realizar las siguientes acciones y entregar un informe donde se especifiquen de manera justificada los pasos y comprobaciones realizadas.</text:p>
      <text:p text:style-name="P5"/>
      <text:list xml:id="list313846699" text:style-name="L1">
        <text:list-item>
          <text:p text:style-name="P7">Instalar un servidor apache2 y la documentación del mismo (apache2-doc).</text:p>
        </text:list-item>
        <text:list-item>
          <text:p text:style-name="P7">El script <text:span text:style-name="T1">apache2ctl</text:span> permite enviar señales al servidor web. Que diferencia hay entre las señales <text:span text:style-name="T1">restart</text:span> y <text:span text:style-name="T1">graceful</text:span>.</text:p>
        </text:list-item>
        <text:list-item>
          <text:p text:style-name="P7">Establecer el nombre del servidor como www.unnombre.com <text:s/></text:p>
        </text:list-item>
        <text:list-item>
          <text:p text:style-name="P8">Configurar que inicialmente se lancen 3 servidores y el número máximo sea 8 servidores.</text:p>
        </text:list-item>
        <text:list-item>
          <text:p text:style-name="P8">Configurar el email del Webmaster como <text:a xlink:type="simple" xlink:href="mailto:tunombre@nombremaquina.com"><text:span text:style-name="T2">tunombre@nombremaquina.com</text:span></text:a></text:p>
        </text:list-item>
        <text:list-item>
          <text:p text:style-name="P8">Configurar el servidor para que cada usuario tenga su propia pagina web en un directorio llamado <text:span text:style-name="T1">directorioweb</text:span> que se encuentra en su directorio personal. Restringir esta posibilidad al <text:span text:style-name="T1">root</text:span> del sistema.</text:p>
        </text:list-item>
        <text:list-item>
          <text:p text:style-name="P8">Cambiar el puerto en el que escucha por defecto el servidor web por el 8000. Comprobar y dejar como estaba anteriormente.</text:p>
        </text:list-item>
        <text:list-item>
          <text:p text:style-name="P8">Cuando no se indique una página en concreto mostrara indice.html y si esta no se localiza mostrara pagina.html.</text:p>
        </text:list-item>
        <text:list-item>
          <text:p text:style-name="P8">Restringir el acceso a nuestro servidor a una máquina en concreto.</text:p>
        </text:list-item>
        <text:list-item>
          <text:p text:style-name="P8">Cuando se accede a una pagina que no existe, mostraremos la pagina error.html.</text:p>
        </text:list-item>
        <text:list-item>
          <text:p text:style-name="P9"><text:s/>Hospedaje virtual:</text:p>
        </text:list-item>
      </text:list>
      <text:list xml:id="list1942740230" text:style-name="L2">
        <text:list-item>
          <text:p text:style-name="P10"><text:span text:style-name="T4">Configurar el servidor para que pueda alojar dos páginas web diferentes en el mismo servidor. Una responderá a </text:span><text:span text:style-name="Internet_20_link"><text:span text:style-name="T5">www.uga.net</text:span></text:span><text:span text:style-name="T4"> y se encuentra en </text:span><text:span text:style-name="T6">/var/www/uga</text:span><text:span text:style-name="T4">, pagina por defecto </text:span><text:span text:style-name="T6">uga.html</text:span><text:span text:style-name="T4"> y webmaster webmaster@uga.com . La otra página es </text:span><text:span text:style-name="Internet_20_link"><text:span text:style-name="T5">www.orzola.com</text:span></text:span><text:span text:style-name="T4">, directorio </text:span><text:span text:style-name="T6">/var/www/orzola</text:span><text:span text:style-name="T4">, pagina por defecto </text:span><text:span text:style-name="T6">orzola.html</text:span><text:span text:style-name="T4"> y webmaster </text:span><text:a xlink:type="simple" xlink:href="mailto:webmaster@orzola.com"><text:span text:style-name="Internet_20_link"><text:span text:style-name="T4">webmaster@orzola.com</text:span></text:span></text:a><text:span text:style-name="T4">.</text:span></text:p>
        </text:list-item>
        <text:list-item>
          <text:p text:style-name="P11"><text:span text:style-name="T2">Configurar el servidor para que los dos sitios anteriores escuchen cada uno en un puerto distinto (80 </text:span><text:a xlink:type="simple" xlink:href="http://www.uga.net/"><text:span text:style-name="T3">www.uga.net</text:span></text:a><text:span text:style-name="T2"> y 8000 </text:span><text:span text:style-name="T3">www.orzola.com</text:span><text:span text:style-name="T2">)</text:span></text:p>
        </text:list-item>
      </text:list>
      <text:list xml:id="list546894562" text:continue-list="list313846699" text:style-name="L1">
        <text:list-item>
          <text:p text:style-name="P8">Comprobar, mediante <text:span text:style-name="T1">tail -f</text:span>, <text:s/>los accesos en tiempo real al servidor.</text:p>
        </text:list-item>
        <text:list-item>
          <text:p text:style-name="P8">Comprobar el fichero donde se lleva el registro de los errores producidos en e servido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" svg:font-family="Arial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Arial" style:font-size-asian="12pt" style:language-asian="es" style:country-asian="ES" style:font-name-complex="Arial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es" style:country-asian="ES" style:font-name-complex="Times New Roman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align="justify" style:justify-single-word="false" fo:text-indent="0.002cm" style:auto-text-indent="false"/>
      <style:text-properties fo:color="#ff0000" fo:font-weight="bold" style:font-weight-asian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/>
    </style:style>
    <style:style style:name="Heading_20_1" style:display-name="Heading 1" style:family="paragraph" style:parent-style-name="Standard" style:next-style-name="Standard" style:list-style-name="WW8Num1" style:class="text">
      <style:paragraph-properties fo:margin-left="0.637cm" fo:margin-right="0cm" fo:text-indent="0cm" style:auto-text-indent="false"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Standard" style:list-style-name="WW8Num1" style:class="text">
      <style:paragraph-properties fo:margin-left="0cm" fo:margin-right="0cm" fo:text-align="justify" style:justify-single-word="false" fo:text-indent="0cm" style:auto-text-indent="fals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list-style-name="WW8Num1" style:class="text">
      <style:paragraph-properties fo:margin-left="0cm" fo:margin-right="-0.24cm" fo:text-indent="0cm" style:auto-text-indent="false" fo:keep-with-next="always"/>
      <style:text-properties fo:font-size="14pt" fo:font-style="italic" fo:font-weight="bold" style:font-size-asian="14pt" style:font-style-asian="italic" style:font-weight-asian="bold"/>
    </style:style>
    <style:style style:name="Heading_20_4" style:display-name="Heading 4" style:family="paragraph" style:parent-style-name="Standard" style:next-style-name="Standard" style:list-style-name="WW8Num1" style:class="text">
      <style:paragraph-properties fo:margin-left="0cm" fo:margin-right="0cm" fo:text-align="justify" style:justify-single-word="false" fo:text-indent="0cm" style:auto-text-indent="false" fo:keep-with-next="always"/>
      <style:text-properties fo:font-size="14pt" style:text-underline-style="solid" style:text-underline-width="auto" style:text-underline-color="font-color" style:font-size-asian="14pt"/>
    </style:style>
    <style:style style:name="Heading_20_5" style:display-name="Heading 5" style:family="paragraph" style:parent-style-name="Standard" style:next-style-name="Standard" style:list-style-name="WW8Num1" style:class="text">
      <style:paragraph-properties fo:margin-left="0cm" fo:margin-right="0cm" fo:text-align="justify" style:justify-single-word="false" fo:text-indent="0cm" style:auto-text-indent="false" fo:keep-with-next="always"/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.002cm" style:auto-text-indent="false"/>
      <style:text-properties fo:font-weight="bold" style:font-weight-asian="bold"/>
    </style:style>
    <style:style style:name="WW-Sangría_20_3_20_de_20_t._20_independiente" style:display-name="WW-Sangría 3 de t. independiente" style:family="paragraph" style:parent-style-name="Standard">
      <style:paragraph-properties fo:margin-left="0.635cm" fo:margin-right="0cm" fo:text-align="justify" style:justify-single-word="false" fo:text-indent="0.002cm" style:auto-text-indent="false"/>
    </style:style>
    <style:style style:name="WW-Normal_20__28_Web_29_" style:display-name="WW-Normal (Web)" style:family="paragraph" style:parent-style-name="Standard">
      <style:paragraph-properties fo:margin-top="0.176cm" fo:margin-bottom="0.176cm"/>
      <style:text-properties style:font-name="Arial Unicode MS" style:font-name-asian="Arial Unicode MS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fo:font-size="14pt" fo:font-style="italic" fo:font-weight="bold" style:font-size-asian="14pt" style:font-style-asian="italic" style:font-weight-asian="bold"/>
    </style:style>
    <style:style style:name="WW-Texto_20_independiente_20_3" style:display-name="WW-Texto independiente 3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Fuente_20_de_20_párrafo_20_predeter.">
      <style:text-properties fo:color="#0000ff" style:text-underline-style="solid" style:text-underline-width="auto" style:text-underline-color="font-color"/>
    </style:style>
    <style:style style:name="Absatz-Standardschriftart" style:family="text"/>
    <style:style style:name="WW-Fuente_20_de_20_párrafo_20_predeter." style:display-name="WW-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.049cm" fo:border="0.51pt solid #000000" style:shadow="none" style:join-border="true"/>
      <style:text-properties fo:font-size="11pt" fo:font-weight="normal" style:font-size-asian="11pt" style:font-weight-asian="normal" style:font-size-complex="11pt" style:font-weight-complex="normal"/>
    </style:style>
    <style:style style:name="MP2" style:family="paragraph" style:parent-style-name="Footer">
      <style:paragraph-properties fo:text-align="justify" style:justify-single-word="false" fo:padding="0.049cm" fo:border="0.51pt solid #000000" style:shadow="none" style:join-border="true"/>
      <style:text-properties fo:font-size="11pt" fo:font-weight="normal" style:font-size-asian="11pt" style:font-weight-asian="normal" style:font-size-complex="11pt" style:font-weight-complex="normal"/>
    </style:style>
    <style:style style:name="MP3" style:family="paragraph" style:parent-style-name="Footer">
      <style:paragraph-properties fo:text-align="justify" style:justify-single-word="false"/>
    </style:style>
    <style:page-layout style:name="Mpm1">
      <style:page-layout-properties fo:page-width="20.999cm" fo:page-height="29.699cm" style:num-format="1" style:print-orientation="portrait" fo:margin-top="1.249cm" fo:margin-bottom="1.249cm" fo:margin-left="3cm" fo:margin-right="2.268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249cm" fo:margin-left="0cm" fo:margin-right="0cm" fo:margin-bottom="1.152cm" style:dynamic-spacing="true"/>
      </style:header-style>
      <style:footer-style>
        <style:header-footer-properties fo:min-height="2.251cm" fo:margin-left="0cm" fo:margin-right="0cm" fo:margin-top="2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IES Zonzamamas<text:tab/></text:p>
        <text:p text:style-name="MP1">CS Administración de Sistemas Informáticos</text:p>
        <text:p text:style-name="MP2">Modulo: Desarrollo de Funciones en el sistema Informático</text:p>
        <text:p text:style-name="MP2">Curso: 2005-06</text:p>
      </style:header>
      <style:footer>
        <text:p text:style-name="MP3"><text:tab/></text:p>
        <text:p text:style-name="MP3"><text:tab/> <text:s text:c="3"/><text:page-number text:select-page="current">1</text:page-number>/<text:page-count>1</text:page-count> <text:s text:c="18"/></text:p>
        <text:p text:style-name="MP3"><text:s text:c="113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dc:title>1</dc:title>
    <meta:initial-creator>alvaro</meta:initial-creator>
    <meta:creation-date>2002-11-23T22:36:00</meta:creation-date>
    <dc:date>2007-02-13T06:54:24</dc:date>
    <dc:language>en-US</dc:language>
    <meta:editing-cycles>22</meta:editing-cycles>
    <meta:editing-duration>PT11H28M14S</meta:editing-duration>
    <meta:document-statistic meta:table-count="0" meta:image-count="0" meta:object-count="0" meta:page-count="1" meta:paragraph-count="24" meta:word-count="303" meta:character-count="2115" meta:non-whitespace-character-count="1706"/>
    <meta:user-defined meta:name="Info 1"/>
    <meta:user-defined meta:name="Info 2"/>
    <meta:user-defined meta:name="Info 3"/>
    <meta:user-defined meta:name="Info 4"/>
  </office:meta>
</office:document-meta>
</file>